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6cm"/>
    </style:style>
    <style:style style:name="co2" style:family="table-column">
      <style:table-column-properties fo:break-before="auto" style:column-width="11.252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8.61cm"/>
    </style:style>
    <style:style style:name="co7" style:family="table-column">
      <style:table-column-properties fo:break-before="auto" style:column-width="0.751cm"/>
    </style:style>
    <style:style style:name="co8" style:family="table-column">
      <style:table-column-properties fo:break-before="auto" style:column-width="0.766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0.787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2.101cm"/>
    </style:style>
    <style:style style:name="co14" style:family="table-column">
      <style:table-column-properties fo:break-before="auto" style:column-width="4.394cm"/>
    </style:style>
    <style:style style:name="co15" style:family="table-column">
      <style:table-column-properties fo:break-before="auto" style:column-width="6.634cm"/>
    </style:style>
    <style:style style:name="co16" style:family="table-column">
      <style:table-column-properties fo:break-before="auto" style:column-width="2.792cm"/>
    </style:style>
    <style:style style:name="co17" style:family="table-column">
      <style:table-column-properties fo:break-before="auto" style:column-width="2.182cm"/>
    </style:style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10.038cm"/>
    </style:style>
    <style:style style:name="co20" style:family="table-column">
      <style:table-column-properties fo:break-before="auto" style:column-width="7.5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7.999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616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none" style:vertical-align="middle"/>
      <style:paragraph-properties fo:text-align="center" fo:margin-left="0.353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end" fo:margin-left="0cm"/>
      <style:text-properties fo:color="#000000"/>
    </style:style>
    <style:style style:name="ce1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.706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000000" style:text-line-through-style="solid" style:text-line-through-type="double"/>
    </style:style>
    <style:style style:name="ce1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b2b2b2" fo:border="0.06pt solid #000000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cc" fo:border-left="0.06pt solid #000000" fo:border-right="none" fo:border-top="0.06pt solid #000000"/>
    </style:style>
    <style:style style:name="ce23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ffcc" fo:border-left="0.06pt solid #000000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ackground-color="#b2b2b2" fo:border="0.06pt solid #000000" style:rotation-angle="90"/>
    </style:style>
    <style:style style:name="ce27" style:family="table-cell" style:parent-style-name="Default">
      <style:table-cell-properties fo:background-color="#000000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eeeeee" fo:wrap-option="wrap" fo:border="0.06pt solid #000000"/>
    </style:style>
    <style:style style:name="ce36" style:family="table-cell" style:parent-style-name="Default">
      <style:table-cell-properties fo:background-color="#666666"/>
    </style:style>
  </office:automatic-styles>
  <office:body>
    <office:spreadsheet>
      <table:content-validations>
        <table:content-validation table:name="val1" table:condition="of:cell-content-is-in-list(&quot;Aberto&quot;;&quot;Fechado&quot;;&quot;Customizável&quot;)" table:allow-empty-cell="true" table:display-list="unsorted" table:base-cell-address="'Identificação - Resp. do Líder do Projeto'.B26">
          <table:help-message table:title="Legenda" table:display="true">
            <text:p>Aberto – Iplanrio possui os fontes e conhecimento para intervir na aplicação.</text:p>
            <text:p>Fechado – Iplanrio não tem os fontes ou conhecimento para intervir na aplicação.</text:p>
            <text:p>Customizável – Iplanrio não tem os fontes porém pode intervir na aplicação por parâmetros, arquivos de configuração, etc.</text:p>
          </table:help-message>
          <table:error-message table:message-type="stop" table:display="true"/>
        </table:content-validation>
        <table:content-validation table:name="val2" table:condition="of:cell-content-is-in-list(&quot;Clipper/Harbour&quot;;&quot;Cobol/Linc&quot;;&quot;Delphi&quot;;&quot;Java&quot;;&quot;PHP&quot;;&quot;Visual Basic&quot;;&quot;.NET&quot;;&quot;Não se aplica&quot;;&quot;Outras (especificar)&quot;)" table:allow-empty-cell="true" table:display-list="unsorted" table:base-cell-address="'Identificação - Resp. do Líder do Projeto'.B27">
          <table:help-message table:title="Ajuda" table:display="true">
            <text:p>Linguagem em que o sistema foi construido</text:p>
          </table:help-message>
          <table:error-message table:message-type="stop" table:display="true"/>
        </table:content-validation>
        <table:content-validation table:name="val3" table:base-cell-address="'Identificação - Resp. do Líder do Projeto'.B28">
          <table:help-message table:title="Outra" table:display="true">
            <text:p>Se escolhido outra no campo acima, favor especificar neste campo.</text:p>
          </table:help-message>
          <table:error-message table:message-type="stop" table:display="true"/>
        </table:content-validation>
        <table:content-validation table:name="val4" table:base-cell-address="'Identificação - Resp. do Líder do Projeto'.B29">
          <table:help-message table:title="Exemplos" table:display="true">
            <text:p>Java 1.6</text:p>
            <text:p>Java 1.7</text:p>
            <text:p>Dotnet 2.0</text:p>
            <text:p>Dotnet 4.0</text:p>
            <text:p>Delphi 7</text:p>
            <text:p>Etc.</text:p>
          </table:help-message>
          <table:error-message table:message-type="stop" table:display="true"/>
        </table:content-validation>
        <table:content-validation table:name="val5" table:condition="of:cell-content-is-in-list(&quot;Não Usa&quot;;&quot;Maverick&quot;;&quot;Fusion&quot;;&quot;Sharepoint&quot;;&quot;Eportal&quot;;&quot;ArcGis&quot;;&quot;Liferay&quot;;&quot;CKAN&quot;;&quot;Moodle&quot;)" table:allow-empty-cell="false" table:display-list="unsorted" table:base-cell-address="'Identificação - Resp. do Líder do Projeto'.B30">
          <table:help-message table:title="Ajuda" table:display="true">
            <text:p>Se o sistema utiliza alguma plataforma padrão de desenvolvimento especificar neste campo, caso contrario selecionar a opção Não Utiliza.</text:p>
          </table:help-message>
          <table:error-message table:message-type="stop" table:display="true"/>
        </table:content-validation>
        <table:content-validation table:name="val6" table:condition="of:cell-content-is-in-list(&quot;DMS II&quot;;&quot;Oracle&quot;;&quot;SQLServer&quot;;&quot;MySql&quot;;&quot;Não suportado (especificar)&quot;)" table:allow-empty-cell="true" table:display-list="unsorted" table:base-cell-address="'Identificação - Resp. do Líder do Projeto'.B31">
          <table:help-message table:title="Ajuda" table:display="true">
            <text:p>Informar o tipo de SGBD qual o sistema utiliza para persistencia dos seus dados.</text:p>
          </table:help-message>
          <table:error-message table:message-type="stop" table:display="true"/>
        </table:content-validation>
        <table:content-validation table:name="val7" table:base-cell-address="'Identificação - Resp. do Líder do Projeto'.B32">
          <table:help-message table:title="Não suportado pela DOP." table:display="true">
            <text:p>Se escolhido Não suportado no campo acima, favor especificar o banco de dados neste campo.</text:p>
          </table:help-message>
          <table:error-message table:message-type="stop" table:display="true"/>
        </table:content-validation>
        <table:content-validation table:name="val8" table:base-cell-address="'Identificação - Resp. do Líder do Projeto'.B33">
          <table:help-message table:title="Exemplos" table:display="true">
            <text:p>SQL Server 2005</text:p>
            <text:p>Oracle 11g</text:p>
            <text:p>Oracle8i</text:p>
            <text:p>Etc.</text:p>
          </table:help-message>
          <table:error-message table:message-type="stop" table:display="true"/>
        </table:content-validation>
        <table:content-validation table:name="val9" table:condition="of:cell-content-is-in-list(&quot;Aberto&quot;;&quot;Fechado&quot;;&quot;Customizável&quot;)" table:allow-empty-cell="true" table:display-list="unsorted" table:base-cell-address="'Identificação - Resp. do Líder do Projeto'.B26">
          <table:help-message table:title="Legenda" table:display="true">
            <text:p>Aberto – Iplanrio possui os fontes e conhecimento para intervir na aplicação.</text:p>
            <text:p>Fechado – Iplanrio não tem os fontes ou conhecimento para intervir na aplicação.</text:p>
            <text:p>Customizável – Iplanrio não tem os fontes porém pode intervir na aplicação por parametros, arquivos de configuração, etc.</text:p>
          </table:help-message>
          <table:error-message table:message-type="stop" table:display="true"/>
        </table:content-validation>
        <table:content-validation table:name="val10" table:base-cell-address="'Interfaces de Integração - Resp. do Líder do Projeto'.B1">
          <table:help-message table:title="Razão: Razão da Integração de Sistemas" table:display="true">
            <text:p>Consulta – O dado é utilizado no momento da consulta. É usado para apresentação para o usuário ou como parâmetro em operação ou transação e não é um dado de referência como descrito abaixo. Pode existir processamento local e acesso a múltiplas origens</text:p>
            <text:p>Referência – Existe necessidade de armazenar a relação entre um dado existente em outro sistema com um dado da aplicação. Esta relação poderá ser usada para relatórios e processamento da aplicação e, o campo de referência, passa a fazer parte dos dados da aplicação</text:p>
            <text:p>Processamento remoto – Existe lógica de negócio sendo realizada na aplicação destino (sem persistência)</text:p>
            <text:p>Processamento remoto com persistência – Existe lógica de negócio sendo realizada na aplicação destino (com persistência)</text:p>
            <text:p>Espelhamento – Espelha fisicamente duas bases de dados. Sincronização em tempo real</text:p>
            <text:p>Replicação – Sincronizar bases de dados, em um sentido, periodicamente, com alguma transformação nos dados ou não</text:p>
            <text:p>Sincronização – Sincronizar bases de dados, nos dois sentidos, periodicamente, com alguma transformação nos dados ou não</text:p>
            <text:p>Consolidação – Realiza a consolidação de grandes volumes de dados em duas ou mais bases de informação (ex. BI). Usualmente realizada para relatórios ou para prover uma visão única de dado distribuído</text:p>
          </table:help-message>
          <table:error-message table:message-type="stop" table:display="true"/>
        </table:content-validation>
        <table:content-validation table:name="val11" table:base-cell-address="'Interfaces de Integração - Resp. do Líder do Projeto'.B3">
          <table:help-message table:title="Razão da Integração de Sistemas" table:display="true">
            <text:p>Consulta – O dado é utilizado no momento da consulta. É usado para apresentação para o usuário ou como parâmetro em operação ou transação e não é um dado de referência como descrito abaixo. Pode existir processamento local e acesso a múltiplas origens</text:p>
            <text:p>Referência – Existe necessidade de armazenar a relação entre um dado existente em outro sistema com um dado da aplicação. Esta relação poderá ser usada para relatórios e processamento da aplicação e, o campo de referência, passa a fazer parte dos dados da aplicação</text:p>
            <text:p>Processamento remoto – Existe lógica de negócio sendo realizada na aplicação destino (sem persistência)</text:p>
            <text:p>Processamento remoto com persistência – Existe lógica de negócio sendo realizada na aplicação destino (com persistência)</text:p>
            <text:p>Espelhamento – Espelha fisicamente duas bases de dados. Sincronização em tempo real</text:p>
            <text:p>Replicação – Sincronizar bases de dados, em um sentido, periodicamente, com alguma transformação nos dados ou não</text:p>
            <text:p>Sincronização – Sincronizar bases de dados, nos dois sentidos, periodicamente, com alguma transformação nos dados ou não</text:p>
            <text:p>Consolidação – Realiza a consolidação de grandes volumes de dados em duas ou mais bases de informação (ex. BI). Usualmente realizada para relatórios ou para prover uma visão única de dado distribuído</text:p>
          </table:help-message>
          <table:error-message table:message-type="stop" table:display="true"/>
        </table:content-validation>
        <table:content-validation table:name="val12" table:base-cell-address="'Interfaces de Integração - Resp. do Líder do Projeto'.C1">
          <table:help-message table:title="Criticidade: Criticidade da Interface" table:display="true">
            <text:p>Crítica – Paralisa o negócio, trazendo graves prejuízos financeiros, legais ou serviços essenciais ao cidadão.</text:p>
            <text:p>Alta – Paralisa algum processo da empresa que não seja crítico.</text:p>
            <text:p>Média – Paralisa algum sistema para simples consulta ou cadastro de dados de apoio.</text:p>
            <text:p>Baixa – Não paralisa nenhum processo ou não traz impacto imediato ao sistema.</text:p>
          </table:help-message>
          <table:error-message table:message-type="stop" table:display="true"/>
        </table:content-validation>
        <table:content-validation table:name="val13" table:base-cell-address="'Interfaces de Integração - Resp. do Líder do Projeto'.C3">
          <table:help-message table:title="Criticidade da Interface" table:display="true">
            <text:p>Crítica – Paralisa o negócio, trazendo graves prejuízos financeiros, legais ou serviços essenciais ao cidadão.</text:p>
            <text:p>Alta – Paralisa algum processo da empresa que não seja crítico.</text:p>
            <text:p>Média – Paralisa algum sistema para simples consulta ou cadastro de dados de apoio.</text:p>
            <text:p>Baixa – Não paralisa nenhum processo ou não traz impacto imediato ao sistema.</text:p>
          </table:help-message>
          <table:error-message table:message-type="stop" table:display="true"/>
        </table:content-validation>
        <table:content-validation table:name="val14" table:base-cell-address="'Interfaces de Integração - Resp. do Líder do Projeto'.D1">
          <table:help-message table:title="Considera o nível da informação trafegada" table:display="true">
            <text:p>Atributo – Um (1) campo</text:p>
            <text:p>Registro – Vários campos</text:p>
            <text:p>Conjunto – Vários registros</text:p>
          </table:help-message>
          <table:error-message table:message-type="stop" table:display="true"/>
        </table:content-validation>
        <table:content-validation table:name="val15" table:base-cell-address="'Interfaces de Integração - Resp. do Líder do Projeto'.E1">
          <table:help-message table:title="Atualidade do dado:" table:display="true">
            <text:p>Imediato – Valor atual</text:p>
            <text:p>Defasado – Com alguma diferença. Ex: D-1</text:p>
          </table:help-message>
          <table:error-message table:message-type="stop" table:display="true"/>
        </table:content-validation>
        <table:content-validation table:name="val16" table:base-cell-address="'Interfaces de Integração - Resp. do Líder do Projeto'.F1">
          <table:help-message table:title="Tempo aceitável de resposta: " table:display="true">
            <text:p>Tempo viável para execução da interface – consulta ou operação – acordado entre ambas as partes</text:p>
            <text:p>Preencher: &lt;valor&gt; <text:s/>em <text:s/>&lt;segundos, minutos, horas ou dias&gt;</text:p>
          </table:help-message>
          <table:error-message table:message-type="stop" table:display="true"/>
        </table:content-validation>
        <table:content-validation table:name="val17" table:base-cell-address="'Interfaces de Integração - Resp. do Líder do Projeto'.G1">
          <table:help-message table:title="Quantidade de acessos por tempo:" table:display="true">
            <text:p>Acessos feitos pelo mesmo usuário para essa integração</text:p>
            <text:p>Preencher: &lt;quantidade&gt; por &lt;segundos, minutos, horas ou dias&gt;</text:p>
          </table:help-message>
          <table:error-message table:message-type="stop" table:display="true"/>
        </table:content-validation>
        <table:content-validation table:name="val18" table:base-cell-address="'Interfaces de Integração - Resp. do Líder do Projeto'.H1">
          <table:help-message table:title="Ajuda" table:display="true">
            <text:p>Estimativa geral de quantos acessos simultaneos é esperado aos dados da integração.</text:p>
          </table:help-message>
          <table:error-message table:message-type="stop" table:display="true"/>
        </table:content-validation>
        <table:content-validation table:name="val19" table:base-cell-address="'Interfaces de Integração - Resp. do Líder do Projeto'.I1">
          <table:help-message table:title="Descrição e observações:" table:display="true">
            <text:p>Descrição dos dados a serem providos ou consumidos e observações sobre a integração.</text:p>
          </table:help-message>
          <table:error-message table:message-type="stop" table:display="true"/>
        </table:content-validation>
        <table:content-validation table:name="val20" table:base-cell-address="'Interfaces de Integração - Resp. do Líder do Projeto'.J2">
          <table:help-message table:title="Ajuda" table:display="true">
            <text:p>Esse campo é de preenchimento da GAD. Ele conterá os links para os objetos que implementam a integração como webservices, visões, DBlinks, etc.</text:p>
          </table:help-message>
          <table:error-message table:message-type="stop" table:display="true"/>
        </table:content-validation>
      </table:content-validations>
      <table:table table:name="Identificação - Resp. do Líder do Projeto" table:style-name="ta1" table:print-ranges="'Identificação - Resp. do Líder do Projeto'.A1:'Identificação - Resp. do Líder do Projeto'.B1048569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2"/>
        <table:table-column table:style-name="co2" table:default-cell-style-name="ce14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TO / SISTEMA QUE SOLICITA SERVIÇO DE INTEGRAÇÃO</text:p>
          </table:table-cell>
          <table:covered-table-cell table:style-name="ce13"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Projeto/Sist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Líder do Projet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 do Líder do Projet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erência do Líder do Projet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2" table:number-rows-spanned="1">
            <text:p>OUTRAS PESSOAS ENVOLVIDAS NA INTEGRAÇÃO</text:p>
          </table:table-cell>
          <table:covered-table-cell/>
          <table:table-cell table:number-columns-repeated="1022"/>
        </table:table-row>
        <table:table-row table:style-name="ro2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2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2">
          <table:table-cell table:style-name="ce4" table:number-columns-spanned="2" table:number-rows-spanned="1"/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S ENVOLVIDOS (preencher as informações para cada sistema participante)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A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1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B</text:p>
          </table:table-cell>
          <table:covered-table-cell/>
          <table:table-cell table:style-name="ce17"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C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D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E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F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G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H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I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J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K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L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M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N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2" table:number-rows-spanned="1">
            <text:p>SISTEMA O</text:p>
          </table:table-cell>
          <table:covered-table-cell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Identific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 do Sistema/Projeto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Responsável Técnic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Lot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1">
            <text:p>Gestor do Sistema/Projet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Nome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Órgão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-mail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elefone/Ramal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 table:number-columns-spanned="2" table:number-rows-spanned="1">
            <text:p>Tecnologia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Modalidade de Construção:</text:p>
          </table:table-cell>
          <table:table-cell table:content-validation-name="val9"/>
          <table:table-cell table:number-columns-repeated="1022"/>
        </table:table-row>
        <table:table-row table:style-name="ro2">
          <table:table-cell table:style-name="ce7" office:value-type="string" calcext:value-type="string">
            <text:p>Linguagem/Compilador do Sistema:</text:p>
          </table:table-cell>
          <table:table-cell table:content-validation-name="val2"/>
          <table:table-cell table:number-columns-repeated="1022"/>
        </table:table-row>
        <table:table-row table:style-name="ro2">
          <table:table-cell table:style-name="ce8" office:value-type="string" calcext:value-type="string">
            <text:p>Outra Linguagem:</text:p>
          </table:table-cell>
          <table:table-cell table:content-validation-name="val3"/>
          <table:table-cell table:number-columns-repeated="1022"/>
        </table:table-row>
        <table:table-row table:style-name="ro2">
          <table:table-cell table:style-name="ce7" office:value-type="string" calcext:value-type="string">
            <text:p>Versão do Compilador:</text:p>
          </table:table-cell>
          <table:table-cell table:content-validation-name="val4"/>
          <table:table-cell table:number-columns-repeated="1022"/>
        </table:table-row>
        <table:table-row table:style-name="ro2">
          <table:table-cell table:style-name="ce2" office:value-type="string" calcext:value-type="string">
            <text:p>Plataforma:</text:p>
          </table:table-cell>
          <table:table-cell table:content-validation-name="val5"/>
          <table:table-cell table:number-columns-repeated="1022"/>
        </table:table-row>
        <table:table-row table:style-name="ro2">
          <table:table-cell table:style-name="ce2" office:value-type="string" calcext:value-type="string">
            <text:p>Banco de Dados (SGBD):</text:p>
          </table:table-cell>
          <table:table-cell table:content-validation-name="val6"/>
          <table:table-cell table:number-columns-repeated="1022"/>
        </table:table-row>
        <table:table-row table:style-name="ro2">
          <table:table-cell table:style-name="ce9" office:value-type="string" calcext:value-type="string">
            <text:p>Outro Banco de Dados (SGBD):</text:p>
          </table:table-cell>
          <table:table-cell table:content-validation-name="val7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Ambiente</text:p>
          </table:table-cell>
          <table:covered-table-cell/>
          <table:table-cell table:number-columns-repeated="1022"/>
        </table:table-row>
        <table:table-row table:style-name="ro2">
          <table:table-cell table:style-name="ce6" office:value-type="string" calcext:value-type="string" table:number-columns-spanned="2" table:number-rows-spanned="1">
            <text:p>Desenvolvimento</text:p>
          </table:table-cell>
          <table:covered-table-cell table:style-name="ce15"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Homologa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2" table:number-rows-spanned="1">
            <text:p>Produção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calcext:value-type="string">
            <text:p>Base de Dados / Schema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ome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P do Servidor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Versão do Banco de Dados (SGBD):</text:p>
          </table:table-cell>
          <table:table-cell table:content-validation-name="val8"/>
          <table:table-cell table:number-columns-repeated="102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 table:number-columns-repeated="1022"/>
        </table:table-row>
        <table:table-row table:style-name="ro2" table:number-rows-repeated="10479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de Sistemas Envolvidos - Resp. do Líder do Projeto" table:style-name="ta1" table:print-ranges="'Matriz de Sistemas Envolvidos - Resp. do Líder do Projeto'.A1:'Matriz de Sistemas Envolvidos - Resp. do Líder do Projeto'.K26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2">
          <table:table-cell table:style-name="ce18" office:value-type="string" calcext:value-type="string" table:number-columns-spanned="16" table:number-rows-spanned="1">
            <text:p>MATRIZ DE SISTEMAS ENVOLVIDOS</text:p>
          </table:table-cell>
          <table:covered-table-cell table:number-columns-repeated="9" table:style-name="ce25"/>
          <table:covered-table-cell table:style-name="ce29"/>
          <table:covered-table-cell table:number-columns-repeated="5"/>
          <table:table-cell table:number-columns-repeated="1008"/>
        </table:table-row>
        <table:table-row table:style-name="ro3">
          <table:table-cell table:style-name="ce19" office:value-type="string" calcext:value-type="string">
            <text:p>Sistemas Envolvidos e Necessidades</text:p>
          </table:table-cell>
          <table:table-cell table:style-name="ce26" table:formula="of:=[.A3]" office:value-type="float" office:value="0" calcext:value-type="float">
            <text:p>0</text:p>
          </table:table-cell>
          <table:table-cell table:style-name="ce26" table:formula="of:=[.A4]" office:value-type="float" office:value="0" calcext:value-type="float">
            <text:p>0</text:p>
          </table:table-cell>
          <table:table-cell table:style-name="ce26" table:formula="of:=[.A5]" office:value-type="float" office:value="0" calcext:value-type="float">
            <text:p>0</text:p>
          </table:table-cell>
          <table:table-cell table:style-name="ce26" table:formula="of:=[.A6]" office:value-type="float" office:value="0" calcext:value-type="float">
            <text:p>0</text:p>
          </table:table-cell>
          <table:table-cell table:style-name="ce26" table:formula="of:=[.A7]" office:value-type="float" office:value="0" calcext:value-type="float">
            <text:p>0</text:p>
          </table:table-cell>
          <table:table-cell table:style-name="ce26" table:formula="of:=[.A8]" office:value-type="float" office:value="0" calcext:value-type="float">
            <text:p>0</text:p>
          </table:table-cell>
          <table:table-cell table:style-name="ce26" table:formula="of:=[.A9]" office:value-type="float" office:value="0" calcext:value-type="float">
            <text:p>0</text:p>
          </table:table-cell>
          <table:table-cell table:style-name="ce26" table:formula="of:=[.A10]" office:value-type="float" office:value="0" calcext:value-type="float">
            <text:p>0</text:p>
          </table:table-cell>
          <table:table-cell table:style-name="ce26" table:formula="of:=[.A11]" office:value-type="float" office:value="0" calcext:value-type="float">
            <text:p>0</text:p>
          </table:table-cell>
          <table:table-cell table:style-name="ce26" table:formula="of:=[.A12]" office:value-type="float" office:value="0" calcext:value-type="float">
            <text:p>0</text:p>
          </table:table-cell>
          <table:table-cell table:style-name="ce26" table:formula="of:=[.A13]" office:value-type="float" office:value="0" calcext:value-type="float">
            <text:p>0</text:p>
          </table:table-cell>
          <table:table-cell table:style-name="ce26" table:formula="of:=[.A14]" office:value-type="float" office:value="0" calcext:value-type="float">
            <text:p>0</text:p>
          </table:table-cell>
          <table:table-cell table:style-name="ce26" table:formula="of:=[.A15]" office:value-type="float" office:value="0" calcext:value-type="float">
            <text:p>0</text:p>
          </table:table-cell>
          <table:table-cell table:style-name="ce26" table:formula="of:=[.A16]" office:value-type="float" office:value="0" calcext:value-type="float">
            <text:p>0</text:p>
          </table:table-cell>
          <table:table-cell table:style-name="ce26" table:formula="of:=[.A17]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 table:style-name="ce20" table:formula="of:=['Identificação - Resp. do Líder do Projeto'.B14]" office:value-type="float" office:value="0" calcext:value-type="float">
            <text:p>0</text:p>
          </table:table-cell>
          <table:table-cell table:style-name="ce27"/>
          <table:table-cell table:style-name="ce28" table:number-columns-repeated="14"/>
          <table:table-cell table:number-columns-repeated="1008"/>
        </table:table-row>
        <table:table-row table:style-name="ro4">
          <table:table-cell table:style-name="ce20" table:formula="of:=['Identificação - Resp. do Líder do Projeto'.B52]" office:value-type="float" office:value="0" calcext:value-type="float">
            <text:p>0</text:p>
          </table:table-cell>
          <table:table-cell table:style-name="ce28"/>
          <table:table-cell table:style-name="ce27"/>
          <table:table-cell table:style-name="ce28" table:number-columns-repeated="13"/>
          <table:table-cell table:number-columns-repeated="1008"/>
        </table:table-row>
        <table:table-row table:style-name="ro4">
          <table:table-cell table:style-name="ce20" table:formula="of:=['Identificação - Resp. do Líder do Projeto'.B90]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table:number-columns-repeated="12"/>
          <table:table-cell table:number-columns-repeated="1008"/>
        </table:table-row>
        <table:table-row table:style-name="ro4">
          <table:table-cell table:style-name="ce20" table:formula="of:=['Identificação - Resp. do Líder do Projeto'.B128]" office:value-type="float" office:value="0" calcext:value-type="float">
            <text:p>0</text:p>
          </table:table-cell>
          <table:table-cell table:style-name="ce28" table:number-columns-repeated="3"/>
          <table:table-cell table:style-name="ce27"/>
          <table:table-cell table:style-name="ce28" table:number-columns-repeated="11"/>
          <table:table-cell table:number-columns-repeated="1008"/>
        </table:table-row>
        <table:table-row table:style-name="ro4">
          <table:table-cell table:style-name="ce20" table:formula="of:=['Identificação - Resp. do Líder do Projeto'.B166]" office:value-type="float" office:value="0" calcext:value-type="float">
            <text:p>0</text:p>
          </table:table-cell>
          <table:table-cell table:style-name="ce28" table:number-columns-repeated="4"/>
          <table:table-cell table:style-name="ce27"/>
          <table:table-cell table:style-name="ce28" table:number-columns-repeated="10"/>
          <table:table-cell table:number-columns-repeated="1008"/>
        </table:table-row>
        <table:table-row table:style-name="ro4">
          <table:table-cell table:style-name="ce20" table:formula="of:=['Identificação - Resp. do Líder do Projeto'.B204]" office:value-type="float" office:value="0" calcext:value-type="float">
            <text:p>0</text:p>
          </table:table-cell>
          <table:table-cell table:style-name="ce28" table:number-columns-repeated="5"/>
          <table:table-cell table:style-name="ce27"/>
          <table:table-cell table:style-name="ce28" table:number-columns-repeated="9"/>
          <table:table-cell table:number-columns-repeated="1008"/>
        </table:table-row>
        <table:table-row table:style-name="ro4">
          <table:table-cell table:style-name="ce20" table:formula="of:=['Identificação - Resp. do Líder do Projeto'.B242]" office:value-type="float" office:value="0" calcext:value-type="float">
            <text:p>0</text:p>
          </table:table-cell>
          <table:table-cell table:style-name="ce28" table:number-columns-repeated="6"/>
          <table:table-cell table:style-name="ce27"/>
          <table:table-cell table:style-name="ce28" table:number-columns-repeated="8"/>
          <table:table-cell table:number-columns-repeated="1008"/>
        </table:table-row>
        <table:table-row table:style-name="ro4">
          <table:table-cell table:style-name="ce20" table:formula="of:=['Identificação - Resp. do Líder do Projeto'.B280]" office:value-type="float" office:value="0" calcext:value-type="float">
            <text:p>0</text:p>
          </table:table-cell>
          <table:table-cell table:style-name="ce28" table:number-columns-repeated="7"/>
          <table:table-cell table:style-name="ce27"/>
          <table:table-cell table:style-name="ce28" table:number-columns-repeated="7"/>
          <table:table-cell table:number-columns-repeated="1008"/>
        </table:table-row>
        <table:table-row table:style-name="ro4">
          <table:table-cell table:style-name="ce20" table:formula="of:=['Identificação - Resp. do Líder do Projeto'.B318]" office:value-type="float" office:value="0" calcext:value-type="float">
            <text:p>0</text:p>
          </table:table-cell>
          <table:table-cell table:style-name="ce28" table:number-columns-repeated="8"/>
          <table:table-cell table:style-name="ce27"/>
          <table:table-cell table:style-name="ce28" table:number-columns-repeated="6"/>
          <table:table-cell table:number-columns-repeated="1008"/>
        </table:table-row>
        <table:table-row table:style-name="ro4">
          <table:table-cell table:style-name="ce20" table:formula="of:=['Identificação - Resp. do Líder do Projeto'.B356]" office:value-type="float" office:value="0" calcext:value-type="float">
            <text:p>0</text:p>
          </table:table-cell>
          <table:table-cell table:style-name="ce28" table:number-columns-repeated="9"/>
          <table:table-cell table:style-name="ce27"/>
          <table:table-cell table:style-name="ce28" table:number-columns-repeated="5"/>
          <table:table-cell table:number-columns-repeated="1008"/>
        </table:table-row>
        <table:table-row table:style-name="ro4">
          <table:table-cell table:style-name="ce20" table:formula="of:=['Identificação - Resp. do Líder do Projeto'.B394]" office:value-type="float" office:value="0" calcext:value-type="float">
            <text:p>0</text:p>
          </table:table-cell>
          <table:table-cell table:style-name="ce28" table:number-columns-repeated="10"/>
          <table:table-cell table:style-name="ce27"/>
          <table:table-cell table:style-name="ce28" table:number-columns-repeated="4"/>
          <table:table-cell table:number-columns-repeated="1008"/>
        </table:table-row>
        <table:table-row table:style-name="ro4">
          <table:table-cell table:style-name="ce20" table:formula="of:=['Identificação - Resp. do Líder do Projeto'.B432]" office:value-type="float" office:value="0" calcext:value-type="float">
            <text:p>0</text:p>
          </table:table-cell>
          <table:table-cell table:style-name="ce28" table:number-columns-repeated="11"/>
          <table:table-cell table:style-name="ce27"/>
          <table:table-cell table:style-name="ce28" table:number-columns-repeated="3"/>
          <table:table-cell table:number-columns-repeated="1008"/>
        </table:table-row>
        <table:table-row table:style-name="ro4">
          <table:table-cell table:style-name="ce20" table:formula="of:=['Identificação - Resp. do Líder do Projeto'.B470]" office:value-type="float" office:value="0" calcext:value-type="float">
            <text:p>0</text:p>
          </table:table-cell>
          <table:table-cell table:style-name="ce28" table:number-columns-repeated="12"/>
          <table:table-cell table:style-name="ce27"/>
          <table:table-cell table:style-name="ce28" table:number-columns-repeated="2"/>
          <table:table-cell table:number-columns-repeated="1008"/>
        </table:table-row>
        <table:table-row table:style-name="ro4">
          <table:table-cell table:style-name="ce20" table:formula="of:=['Identificação - Resp. do Líder do Projeto'.B508]" office:value-type="float" office:value="0" calcext:value-type="float">
            <text:p>0</text:p>
          </table:table-cell>
          <table:table-cell table:style-name="ce28" table:number-columns-repeated="13"/>
          <table:table-cell table:style-name="ce27"/>
          <table:table-cell table:style-name="ce28"/>
          <table:table-cell table:number-columns-repeated="1008"/>
        </table:table-row>
        <table:table-row table:style-name="ro4">
          <table:table-cell table:style-name="ce20" table:formula="of:=['Identificação - Resp. do Líder do Projeto'.B546]" office:value-type="float" office:value="0" calcext:value-type="float">
            <text:p>0</text:p>
          </table:table-cell>
          <table:table-cell table:style-name="ce28" table:number-columns-repeated="14"/>
          <table:table-cell table:style-name="ce27"/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4">
          <table:table-cell table:style-name="ce21" office:value-type="string" calcext:value-type="string" table:number-columns-spanned="2" table:number-rows-spanned="1">
            <text:p>LEGENDA DAS NECESSIDADES</text:p>
          </table:table-cell>
          <table:covered-table-cell table:style-name="ce29"/>
          <table:table-cell table:number-columns-repeated="1022"/>
        </table:table-row>
        <table:table-row table:style-name="ro4">
          <table:table-cell table:style-name="ce22" office:value-type="string" calcext:value-type="string">
            <text:p>Consulta Dados</text:p>
          </table:table-cell>
          <table:table-cell table:style-name="ce30" office:value-type="string" calcext:value-type="string">
            <text:p>C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Escreve Dados</text:p>
          </table:table-cell>
          <table:table-cell table:style-name="ce31" office:value-type="string" calcext:value-type="string">
            <text:p>E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Consulta e Escreve Dados</text:p>
          </table:table-cell>
          <table:table-cell table:style-name="ce31" office:value-type="string" calcext:value-type="string">
            <text:p>CE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Sincroniza Tabela Própria no outro banco</text:p>
          </table:table-cell>
          <table:table-cell table:style-name="ce31" office:value-type="string" calcext:value-type="string">
            <text:p>S</text:p>
          </table:table-cell>
          <table:table-cell table:number-columns-repeated="1022"/>
        </table:table-row>
        <table:table-row table:style-name="ro4">
          <table:table-cell table:style-name="ce24" office:value-type="string" calcext:value-type="string">
            <text:p>Sem ação</text:p>
          </table:table-cell>
          <table:table-cell table:style-name="ce32" office:value-type="string" calcext:value-type="string">
            <text:p>X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Substituir os sistemas A,B,C... pelos sistemas envolvidos</text:p>
          </table:table-cell>
          <table:table-cell table:number-columns-repeated="1023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terfaces de Integração - Resp. do Líder do Projeto" table:style-name="ta1" table:print-ranges="'Interfaces de Integração - Resp. do Líder do Projeto'.A1:'Interfaces de Integração - Resp. do Líder do Projeto'.J50"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33" office:value-type="string" calcext:value-type="string" table:number-columns-spanned="10" table:number-rows-spanned="1">
            <text:p>INTERFACES DE INTEGRAÇÃO</text:p>
          </table:table-cell>
          <table:covered-table-cell table:style-name="ce36" table:content-validation-name="val10"/>
          <table:covered-table-cell table:style-name="ce36" table:content-validation-name="val12"/>
          <table:covered-table-cell table:style-name="ce36" table:content-validation-name="val14"/>
          <table:covered-table-cell table:style-name="ce36" table:content-validation-name="val15"/>
          <table:covered-table-cell table:style-name="ce36" table:content-validation-name="val16"/>
          <table:covered-table-cell table:style-name="ce36" table:content-validation-name="val17"/>
          <table:covered-table-cell table:style-name="ce36" table:content-validation-name="val18"/>
          <table:covered-table-cell table:style-name="ce36" table:content-validation-name="val19"/>
          <table:covered-table-cell/>
        </table:table-row>
        <table:table-row table:style-name="ro6">
          <table:table-cell table:style-name="ce34" office:value-type="string" calcext:value-type="string">
            <text:p>Sistemas / Projetos Envolvido</text:p>
          </table:table-cell>
          <table:table-cell table:style-name="ce34" table:content-validation-name="val10" office:value-type="string" calcext:value-type="string">
            <text:p>Razão</text:p>
          </table:table-cell>
          <table:table-cell table:style-name="ce34" table:content-validation-name="val12" office:value-type="string" calcext:value-type="string">
            <text:p>Criticidade</text:p>
          </table:table-cell>
          <table:table-cell table:style-name="ce34" table:content-validation-name="val14" office:value-type="string" calcext:value-type="string">
            <text:p>Granularidade</text:p>
          </table:table-cell>
          <table:table-cell table:style-name="ce34" table:content-validation-name="val15" office:value-type="string" calcext:value-type="string">
            <text:p>Atualidade do Dado</text:p>
          </table:table-cell>
          <table:table-cell table:style-name="ce34" table:content-validation-name="val16" office:value-type="string" calcext:value-type="string">
            <text:p>Tempo Aceitável de Resposta</text:p>
          </table:table-cell>
          <table:table-cell table:style-name="ce34" table:content-validation-name="val17" office:value-type="string" calcext:value-type="string">
            <text:p>Qtd. de Acessos por Tempo</text:p>
          </table:table-cell>
          <table:table-cell table:style-name="ce34" table:content-validation-name="val18" office:value-type="string" calcext:value-type="string">
            <text:p>Qtd. Estimada de Acessos Simultâneos</text:p>
          </table:table-cell>
          <table:table-cell table:style-name="ce34" table:content-validation-name="val19" office:value-type="string" calcext:value-type="string">
            <text:p>Descrição / Observação</text:p>
          </table:table-cell>
          <table:table-cell table:style-name="ce34" table:content-validation-name="val20" office:value-type="string" calcext:value-type="string">
            <text:p>Referência do objeto de integração</text:p>
            <text:p>(preenchido pela GAD)</text:p>
          </table:table-cell>
        </table:table-row>
        <table:table-row table:style-name="ro2">
          <table:table-cell table:style-name="ce35"/>
          <table:table-cell table:style-name="ce35" table:content-validation-name="val11"/>
          <table:table-cell table:style-name="ce35" table:content-validation-name="val13"/>
          <table:table-cell table:style-name="ce35" table:content-validation-name="val14"/>
          <table:table-cell table:style-name="ce35" table:content-validation-name="val15"/>
          <table:table-cell table:style-name="ce35" table:content-validation-name="val16"/>
          <table:table-cell table:style-name="ce35" table:content-validation-name="val17"/>
          <table:table-cell table:style-name="ce35" table:content-validation-name="val18"/>
          <table:table-cell table:style-name="ce35" table:content-validation-name="val19"/>
          <table:table-cell table:style-name="ce35"/>
        </table:table-row>
        <table:table-row table:style-name="ro2" table:number-rows-repeated="47">
          <table:table-cell table:style-name="ce35"/>
          <table:table-cell table:style-name="ce35" table:content-validation-name="val10"/>
          <table:table-cell table:style-name="ce35" table:content-validation-name="val12"/>
          <table:table-cell table:style-name="ce35" table:content-validation-name="val14"/>
          <table:table-cell table:style-name="ce35" table:content-validation-name="val15"/>
          <table:table-cell table:style-name="ce35" table:content-validation-name="val16"/>
          <table:table-cell table:style-name="ce35" table:content-validation-name="val17"/>
          <table:table-cell table:style-name="ce35" table:content-validation-name="val18"/>
          <table:table-cell table:style-name="ce35" table:content-validation-name="val19"/>
          <table:table-cell table:style-name="ce35"/>
        </table:table-row>
        <table:table-row table:style-name="ro2" table:number-rows-repeated="1048525">
          <table:table-cell/>
          <table:table-cell table:content-validation-name="val10"/>
          <table:table-cell table:content-validation-name="val12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/>
        </table:table-row>
        <table:table-row table:style-name="ro2">
          <table:table-cell/>
          <table:table-cell table:content-validation-name="val10"/>
          <table:table-cell table:content-validation-name="val12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 style:data-style-name="N2" text:time-value="10:59:42.7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4:42:10.007000000</meta:creation-date>
    <dc:date>2016-07-04T11:15:23.002000000</dc:date>
    <meta:editing-duration>PT12H4M55S</meta:editing-duration>
    <meta:editing-cycles>78</meta:editing-cycles>
    <meta:generator>LibreOffice/4.3.6.2$Windows_x86 LibreOffice_project/d50a87b2e514536ed401c18000dad4660b6a169e</meta:generator>
    <meta:document-statistic meta:table-count="3" meta:cell-count="618" meta:object-count="0"/>
  </office:meta>
</office:document-meta>
</file>